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1A000001C4BBD60567531291DC.png" manifest:media-type="image/png"/>
  <manifest:file-entry manifest:full-path="Pictures/1000000000000224000001D472F89C294F5105A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5.685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fo:min-height="12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從</text:span><text:span text:style-name="T1">Arduino</text:span><text:span text:style-name="T1">與</text:span><text:span text:style-name="T1">8051</text:span><text:span text:style-name="T1">之戰看台灣產業</text:span></text:p>
            <text:p text:style-name="P1"><text:span text:style-name="T1"/></text:p>
            <text:p text:style-name="P1"><text:span text:style-name="T1">根深蒂固的硬體</text:span><text:span text:style-name="T1">costdown</text:span><text:span text:style-name="T1">思維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5</text:span><text:span text:style-name="T3">月</text:span><text:span text:style-name="T3">26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</text:span><text:span text:style-name="T4">-</text:span><text:span text:style-name="T4">十分鐘系列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我大學的時候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資訊工程領域其實很小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在那個時候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沒有web，沒有linux，我們甚至連windows都沒用過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時的資工系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DOS就是一切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當然耳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我們不可能學3D動畫，甚至連寫程式做2D動畫都很難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個年代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是台灣電子產業的快速茁壯時期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聯電已經成立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科學園區蓬勃發展</text:p>
              </text:list-item>
              <text:list-item>
                <text:p>台積電也是誕生在我進入大學的第一年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硬體的人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通常對8051這些東西很熟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子系的同學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還沒畢業就被科學園區的廠商預約走了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工系也很好找工作！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那個年代熟悉電子技術的人</text:span>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現在大部分都是科學園區的老闆或高階主管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7">當</text:span><text:span text:style-name="T7">MAC</text:span><text:span text:style-name="T7">和</text:span><text:span text:style-name="T7">MS.Windows</text:span><text:span text:style-name="T7">出來之後</text:span></text:p>
              </text:list-item>
              <text:list-item>
                <text:p><text:span text:style-name="T7">我們才發現，原來可以創造出一種有滑鼠，可以開視窗的電腦，竟然是如此好用！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這些系統幾乎都是在《台灣製造》的電腦上執行的！</text:span></text:p>
              </text:list-item>
              <text:list-item>
                <text:p><text:span text:style-name="T7">只是作業系統以上都和我們沒什麼關係就是了。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等到我碩士畢業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當完兵回來之後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世界上多了一個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我從來沒有見過的東西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東西叫做 Web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全名是 World-Wide Web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人都瘋狂的在下載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一種稱為Netscape的瀏覽器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瀏覽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也都是跑在我們台灣製造的電腦上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瀏覽器以上的世界，好像也和我們沒什麼關係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又過了幾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宏達電開始代工做了</text:span><text:span text:style-name="T8">iPAQ PDA</text:span><text:span text:style-name="T8">。</text:span></text:p>
              </text:list-item>
              <text:list-item>
                <text:p><text:span text:style-name="T8">後來接著做</text:span><text:span text:style-name="T8">Window Phone</text:span><text:span text:style-name="T8">，都賣得很好！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同樣的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作業系統以上的世界，也還是和我們沒什麼關係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7">宏達電又開始做</text:span><text:span text:style-name="T7">Android</text:span><text:span text:style-name="T7">手機。</text:span></text:p>
              </text:list-item>
              <text:list-item>
                <text:p><text:span text:style-name="T7">而且還能開發出比</text:span><text:span text:style-name="T7">Google</text:span><text:span text:style-name="T7">給的更好的</text:span><text:span text:style-name="T7">HTC sense</text:span><text:span text:style-name="T7">介面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無奈的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Android</text:span><text:span text:style-name="T7">作業系統是</text:span><text:span text:style-name="T7">google</text:span><text:span text:style-name="T7">的</text:span></text:p>
              </text:list-item>
              <text:list-item>
                <text:p><text:span text:style-name="T7">HTC</text:span><text:span text:style-name="T7">也不是軟體公司</text:span></text:p>
              </text:list-item>
              <text:list-item>
                <text:p><text:span text:style-name="T7">等到</text:span><text:span text:style-name="T7">Android</text:span><text:span text:style-name="T7">改版，</text:span><text:span text:style-name="T7">HTC</text:span><text:span text:style-name="T7">的優勢很快就消失了。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在2005年</text:p>
          </draw:text-box>
        </draw:frame>
        <draw:frame presentation:style-name="pr6" draw:layer="layout" svg:width="14.86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義大利的</text:span><text:span text:style-name="T9">Massimo Banzi</text:span><text:span text:style-name="T9">和西班牙</text:span><text:span text:style-name="T9">David Cuartielles</text:span><text:span text:style-name="T9">因為找不到找不到便宜好用的微控制器，所以決定自己來，於是就用</text:span><text:span text:style-name="T9">Atmel AVR</text:span><text:span text:style-name="T9">晶片兜出了</text:span><text:span text:style-name="T9">Arduino</text:span><text:span text:style-name="T9">。</text:span></text:p>
              </text:list-item>
            </text:list>
          </draw:text-box>
        </draw:frame>
        <draw:frame draw:style-name="gr3" draw:text-style-name="P5" draw:layer="layout" svg:width="11.14cm" svg:height="9.359cm" svg:x="16.5cm" svg:y="6.641cm">
          <draw:image xlink:href="Pictures/100000000000021A000001C4BBD60567531291D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在隔年</text:p>
          </draw:text-box>
        </draw:frame>
        <draw:frame presentation:style-name="pr4" draw:text-style-name="P7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10">也就是</text:span><text:span text:style-name="T10">2006</text:span><text:span text:style-name="T10">年，英國的</text:span><text:span text:style-name="T10">Eben Upton</text:span><text:span text:style-name="T10">開始構思並創造樹莓派的原型機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五年後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2011</text:span><text:span text:style-name="T10">年</text:span><text:span text:style-name="T10">8</text:span><text:span text:style-name="T10">月，樹莓派基金會製造出第一批</text:span><text:span text:style-name="T10">Alpha</text:span><text:span text:style-name="T10">電路板共</text:span><text:span text:style-name="T10">50</text:span><text:span text:style-name="T10">片。</text:span></text:p>
              </text:list-item>
              <text:list-item>
                <text:p><text:span text:style-name="T10">2012</text:span><text:span text:style-name="T10">年的第一週，</text:span><text:span text:style-name="T10">10</text:span><text:span text:style-name="T10">個樹莓派電路板在</text:span><text:span text:style-name="T10">eBay</text:span><text:span text:style-name="T10">上被拍賣。有人匿名購買並捐贈了超過</text:span><text:span text:style-name="T10">16000</text:span><text:span text:style-name="T10">英鎊的資金。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2012年</text:p>
          </draw:text-box>
        </draw:frame>
        <draw:frame presentation:style-name="pr6" draw:layer="layout" svg:width="12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首批樹莓派</text:span><text:span text:style-name="T10">1</text:span><text:span text:style-name="T10">萬個電路板是在中國和台灣製造</text:span></text:p>
              </text:list-item>
              <text:list-item>
                <text:p><text:span text:style-name="T10">我猜應該都是台商！</text:span></text:p>
              </text:list-item>
            </text:list>
          </draw:text-box>
        </draw:frame>
        <draw:frame draw:style-name="gr3" draw:text-style-name="P5" draw:layer="layout" svg:width="12.86cm" svg:height="10.983cm" svg:x="14.4cm" svg:y="5.817cm">
          <draw:image xlink:href="Pictures/1000000000000224000001D472F89C294F5105A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說到這裡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心裡總是浮現出一堆疑問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台灣的硬體產業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不是非常強大嗎？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CPU是別人的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微控制器總是可以做得出來的吧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就算微控制器我們沒做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那麼《設計製造電路板》總是我們的專長了吧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我們有一大堆的電路板設計高手</text:span>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以及一大堆的單晶片嵌入式人才。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為甚麼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8">Arduino</text:span><text:span text:style-name="T8">會是義大利人創造出來的</text:span></text:p>
              </text:list-item>
              <text:list-item>
                <text:p><text:span text:style-name="T8">而樹莓派卻是英國人做的，還委託到台灣來生產呢？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Arduino的微控制器有甚麼是8051做不到的嗎？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Arduino的控制器比8051更便宜嗎？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明顯的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上面兩個問題的答案，都是否定的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8">為甚麼我們沒有創造出好用的《微控制器開發板》給大家用呢？</text:span></text:p>
              </text:list-item>
              <text:list-item>
                <text:p><text:span text:style-name="T7">我們在《設計電路板》這個領域難道不是世界最強的嗎？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在看完《</text:span><text:span text:style-name="T10">Arduino</text:span><text:span text:style-name="T10">有害論》這篇文章後</text:span>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我想了又想</text:p>
              </text:list-item>
              <text:list-item>
                <text:p>感覺似乎找到了答案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一顆8051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聽說只要10-20元</text:p>
              </text:list-item>
              <text:list-item>
                <text:p>台灣的義隆甚至有產一顆10元以下的。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相反的、一塊原廠Arduino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要價將近1000元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為甚麼我們不去生產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可以賣1000元的板子</text:p>
              </text:list-item>
              <text:list-item>
                <text:p>卻要去賣一顆不到十元8051呢？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完全不科學阿！</text:p>
          </draw:text-box>
        </draw:frame>
        <draw:frame presentation:style-name="pr6" draw:layer="layout" svg:width="26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台灣是全世界最會</text:span><text:span text:style-name="T10">Costdown</text:span><text:span text:style-name="T10">的民族。</text:span></text:p>
              </text:list-item>
              <text:list-item>
                <text:p><text:span text:style-name="T10">我們不會放棄任何一個可以降低成本，增加微小利潤的機會，不是嗎？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、萬事都有原因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這件事也不例外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們很會做板子</text:p>
          </draw:text-box>
        </draw:frame>
        <draw:frame presentation:style-name="pr7" draw:layer="layout" svg:width="25.199cm" svg:height="12.586cm" svg:x="1.4cm" svg:y="6.014cm" presentation:class="outline" presentation:user-transformed="true">
          <draw:text-box>
            <text:list text:style-name="L3">
              <text:list-item>
                <text:p>我們也很會Costdown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們不懂客戶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的硬體廠商不玩開源</text:p>
              </text:list-item>
              <text:list-item>
                <text:p>我們的公司不會經營社群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活該我們只能賣十元</text:p>
              </text:list-item>
              <text:list-item>
                <text:p>人家能賣900元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有社群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你得一切重來</text:p>
              </text:list-item>
              <text:list-item>
                <text:p>你得自己接線</text:p>
              </text:list-item>
              <text:list-item>
                <text:p>你得自己重寫所有Code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你想要傳送資料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8">你得自己寫</text:span><text:span text:style-name="T8">UART</text:span><text:span text:style-name="T8">或</text:span><text:span text:style-name="T8">I2C</text:span><text:span text:style-name="T8">的程式。</text:span></text:p>
              </text:list-item>
              <text:list-item>
                <text:p><text:span text:style-name="T8">你連去哪裡找函式庫都不知道！</text:span></text:p>
              </text:list-item>
              <text:list-item>
                <text:p><text:span text:style-name="T8">還得靠老師的經驗傳承，或者學長的口耳相傳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7">當你去找學長和老師的時候</text:span></text:p>
              </text:list-item>
              <text:list-item>
                <text:p><text:span text:style-name="T7">還得忍受他們的唾棄和恥笑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你的自尊心不值1000元嗎？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算了！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我還是花錢買塊Arduino或樹莓派好了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至少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網路上的社群不會嘲笑我！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你應該知道Arduino的社群有多重要了嗎？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別再迷信</text:span><text:span text:style-name="T7">Costdown</text:span><text:span text:style-name="T7">了，台灣人！</text:span>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打開你的心胸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擁抱開源社群吧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Costdown下去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不只軟體產業沒了</text:p>
              </text:list-item>
              <text:list-item>
                <text:p>硬體產業也會垮台的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是大學資工系老師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很墮落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連8051都不會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連Arduino都只用過兩次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、這個世界很大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是每個人都要會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同樣的那些技術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些人很會硬體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7">有些人很會軟體</text:span></text:p>
              </text:list-item>
              <text:list-item>
                <text:p><text:span text:style-name="T7">還有些人很會網路</text:span></text:p>
              </text:list-item>
              <text:list-item>
                <text:p><text:span text:style-name="T7">另外更多人會美術</text:span></text:p>
              </text:list-item>
              <text:list-item>
                <text:p><text:span text:style-name="T7">還有人就是懂得社群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這個世界才會更多彩多姿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多彩多姿的世界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才會有多元的人才！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排斥那些容易入門的技術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其實就是在排斥大多數的人</text:p>
              </text:list-item>
              <text:list-item>
                <text:p>讓他們無法進入技術的領域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我看來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樂高機器人很好！</text:p>
              </text:list-item>
              <text:list-item>
                <text:p>Arduino很好！</text:p>
              </text:list-item>
              <text:list-item>
                <text:p>8051也很好！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家一起來玩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比自我優越的想法更好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的社群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是非常值得8051學習的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認為8051很好的人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不想辦法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<text:span text:style-name="T7">創造一個比</text:span><text:span text:style-name="T7">Arduino</text:span><text:span text:style-name="T7">更好的社群</text:span></text:p>
              </text:list-item>
              <text:list-item>
                <text:p><text:span text:style-name="T7">公開比</text:span><text:span text:style-name="T7">Arduino</text:span><text:span text:style-name="T7">更好的資源</text:span></text:p>
              </text:list-item>
              <text:list-item>
                <text:p><text:span text:style-name="T7">讓大家都能輕輕鬆鬆的玩</text:span><text:span text:style-name="T7">8051</text:span><text:span text:style-name="T7">呢？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起來建立更好的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開源軟硬體學習社群吧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你會喜歡</text:p>
          </draw:text-box>
        </draw:frame>
        <draw:frame presentation:style-name="pr4" draw:layer="layout" svg:width="25.199cm" svg:height="15.685cm" svg:x="1.4cm" svg:y="6.014cm" presentation:class="outline">
          <draw:text-box>
            <text:list text:style-name="L3">
              <text:list-item>
                <text:p>今天的十分鐘系列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！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5.685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85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5-26T17:08:09.327000000</dc:date>
    <meta:editing-duration>P1DT21H29M40S</meta:editing-duration>
    <meta:editing-cycles>458</meta:editing-cycles>
    <meta:generator>LibreOffice/5.1.0.3$Windows_x86 LibreOffice_project/5e3e00a007d9b3b6efb6797a8b8e57b51ab1f737</meta:generator>
    <meta:document-statistic meta:object-count="340"/>
  </office:meta>
</office:document-meta>
</file>